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map style:condition="is-true-formula(FIND(&quot;x&quot;;[.F3]))" style:apply-style-name="Bad" style:base-cell-address="Sheet1.N3"/>
      <style:map style:condition="is-true-formula(FIND(&quot;x&quot;;[.G3]))" style:apply-style-name="Bad" style:base-cell-address="Sheet1.N3"/>
      <style:map style:condition="is-true-formula(FIND(&quot;x&quot;;[.I3]))" style:apply-style-name="Bad" style:base-cell-address="Sheet1.N3"/>
      <style:map style:condition="is-true-formula(FIND(&quot;x&quot;;[.K3]))" style:apply-style-name="Bad" style:base-cell-address="Sheet1.N3"/>
      <style:map style:condition="is-true-formula(FIND(&quot;x&quot;;[.L3]))" style:apply-style-name="Bad" style:base-cell-address="Sheet1.N3"/>
      <style:map style:condition="is-true-formula(FIND(&quot;x&quot;;[.M3]))" style:apply-style-name="Bad" style:base-cell-address="Sheet1.N3"/>
    </style:style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inary heap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stack</text:p>
          </table:table-cell>
          <table:table-cell table:style-name="Default" office:value-type="string" calcext:value-type="string">
            <text:p>Can the data structures be recorded semantically?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office:value-type="string" calcext:value-type="string">
            <text:p>jsav sortable array</text:p>
          </table:table-cell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office:value-type="string" calcext:value-type="string">
            <text:p>jsav sortable array</text:p>
          </table:table-cell>
          <table:table-cell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office:value-type="string" calcext:value-type="string">
            <text:p>jsav sortable arra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float" office:value="8.2" calcext:value-type="float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office:value-type="string" calcext:value-type="string">
            <text:p>jsav binary pointer tre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office:value-type="string" calcext:value-type="string">
            <text:p>jsav redblacktree</text:p>
          </table:table-cell>
          <table:table-cell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office:value-type="string" calcext:value-type="string">
            <text:p>jsav redblacktre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office:value-type="string" calcext:value-type="string">
            <text:p>jsav arraytree</text:p>
          </table:table-cell>
          <table:table-cell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office:value-type="string" calcext:value-type="string">
            <text:p>jsav arraytree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Sheet1.N3:Sheet1.N4 Sheet1.N31:Sheet1.N42 Sheet1.N7:Sheet1.N25 Sheet1.N27:Sheet1.N28 Sheet1.O3:Sheet1.O3">
            <calcext:condition calcext:apply-style-name="Bad" calcext:value="formula-is(FIND(&quot;x&quot;;[.F3]))" calcext:base-cell-address="Sheet1.N3"/>
            <calcext:condition calcext:apply-style-name="Bad" calcext:value="formula-is(FIND(&quot;x&quot;;[.G3]))" calcext:base-cell-address="Sheet1.N3"/>
            <calcext:condition calcext:apply-style-name="Bad" calcext:value="formula-is(FIND(&quot;x&quot;;[.I3]))" calcext:base-cell-address="Sheet1.N3"/>
            <calcext:condition calcext:apply-style-name="Bad" calcext:value="formula-is(FIND(&quot;x&quot;;[.K3]))" calcext:base-cell-address="Sheet1.N3"/>
            <calcext:condition calcext:apply-style-name="Bad" calcext:value="formula-is(FIND(&quot;x&quot;;[.L3]))" calcext:base-cell-address="Sheet1.N3"/>
            <calcext:condition calcext:apply-style-name="Bad" calcext:value="formula-is(FIND(&quot;x&quot;;[.M3]))" calcext:base-cell-address="Sheet1.N3"/>
          </calcext:conditional-format>
          <calcext:conditional-format calcext:target-range-address="Sheet1.N5:Sheet1.N7 Sheet1.N26:Sheet1.N26 Sheet1.N29:Sheet1.N30 Sheet1.N44:Sheet1.N45">
            <calcext:condition calcext:apply-style-name="Bad" calcext:value="contains-text(&quot;jsav&quot;)" calcext:base-cell-address="Sheet1.N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09:45:08.42454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1-30T14:32:38.941445503</dc:date>
    <meta:editing-duration>PT2H12M1S</meta:editing-duration>
    <meta:editing-cycles>18</meta:editing-cycles>
    <meta:generator>LibreOffice/6.4.7.2$Linux_X86_64 LibreOffice_project/40$Build-2</meta:generator>
    <meta:document-statistic meta:table-count="1" meta:cell-count="251" meta:object-count="0"/>
  </office:meta>
</office:document-meta>
</file>